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fc36"/>
    </style:style>
    <style:style style:name="P2" style:family="paragraph" style:parent-style-name="Standard">
      <style:text-properties officeooo:paragraph-rsid="0003f552"/>
    </style:style>
    <style:style style:name="P3" style:family="paragraph" style:parent-style-name="Standard">
      <style:text-properties officeooo:paragraph-rsid="0004c2e9"/>
    </style:style>
    <style:style style:name="P4" style:family="paragraph" style:parent-style-name="Standard">
      <style:text-properties officeooo:paragraph-rsid="0006a154"/>
    </style:style>
    <style:style style:name="P5" style:family="paragraph" style:parent-style-name="Standard">
      <style:text-properties officeooo:paragraph-rsid="0007a604"/>
    </style:style>
    <style:style style:name="P6" style:family="paragraph" style:parent-style-name="Standard">
      <style:text-properties officeooo:paragraph-rsid="00089fab"/>
    </style:style>
    <style:style style:name="P7" style:family="paragraph" style:parent-style-name="Standard">
      <style:text-properties officeooo:paragraph-rsid="0009c5a5"/>
    </style:style>
    <style:style style:name="P8" style:family="paragraph" style:parent-style-name="Standard">
      <style:text-properties officeooo:paragraph-rsid="000b5726"/>
    </style:style>
    <style:style style:name="P9" style:family="paragraph" style:parent-style-name="Standard">
      <style:text-properties officeooo:paragraph-rsid="000c1f58"/>
    </style:style>
    <style:style style:name="P10" style:family="paragraph" style:parent-style-name="Standard">
      <style:text-properties officeooo:paragraph-rsid="000e4963"/>
    </style:style>
    <style:style style:name="P11" style:family="paragraph" style:parent-style-name="Standard">
      <style:text-properties officeooo:paragraph-rsid="000ec375"/>
    </style:style>
    <style:style style:name="P12" style:family="paragraph" style:parent-style-name="Standard">
      <style:text-properties officeooo:paragraph-rsid="000f7a68"/>
    </style:style>
    <style:style style:name="P13" style:family="paragraph" style:parent-style-name="Standard">
      <style:text-properties officeooo:paragraph-rsid="001100d5"/>
    </style:style>
    <style:style style:name="P14" style:family="paragraph" style:parent-style-name="Standard">
      <style:text-properties officeooo:paragraph-rsid="0011580b"/>
    </style:style>
    <style:style style:name="P15" style:family="paragraph" style:parent-style-name="Standard">
      <style:text-properties officeooo:paragraph-rsid="0011ecf2"/>
    </style:style>
    <style:style style:name="P16" style:family="paragraph" style:parent-style-name="Standard">
      <style:text-properties officeooo:paragraph-rsid="001267f4"/>
    </style:style>
    <style:style style:name="P17" style:family="paragraph" style:parent-style-name="Standard">
      <style:text-properties officeooo:paragraph-rsid="00149b67"/>
    </style:style>
    <style:style style:name="P18" style:family="paragraph" style:parent-style-name="Standard">
      <style:text-properties officeooo:paragraph-rsid="0016e2b7"/>
    </style:style>
    <style:style style:name="P19" style:family="paragraph" style:parent-style-name="Standard">
      <style:text-properties officeooo:paragraph-rsid="0017f093"/>
    </style:style>
    <style:style style:name="P20" style:family="paragraph" style:parent-style-name="Standard">
      <style:text-properties officeooo:rsid="0001fc36" officeooo:paragraph-rsid="0001fc36"/>
    </style:style>
    <style:style style:name="P21" style:family="paragraph" style:parent-style-name="Standard">
      <style:text-properties officeooo:rsid="0003f552" officeooo:paragraph-rsid="0003f552"/>
    </style:style>
    <style:style style:name="P22" style:family="paragraph" style:parent-style-name="Standard">
      <style:text-properties officeooo:rsid="0004c2e9" officeooo:paragraph-rsid="0003f552"/>
    </style:style>
    <style:style style:name="P23" style:family="paragraph" style:parent-style-name="Standard">
      <style:text-properties officeooo:rsid="0004c2e9" officeooo:paragraph-rsid="0004c2e9"/>
    </style:style>
    <style:style style:name="P24" style:family="paragraph" style:parent-style-name="Standard">
      <style:text-properties officeooo:rsid="0006a154" officeooo:paragraph-rsid="0006a154"/>
    </style:style>
    <style:style style:name="P25" style:family="paragraph" style:parent-style-name="Standard">
      <style:text-properties officeooo:rsid="00089fab" officeooo:paragraph-rsid="0007a604"/>
    </style:style>
    <style:style style:name="P26" style:family="paragraph" style:parent-style-name="Standard">
      <style:text-properties officeooo:rsid="00089fab" officeooo:paragraph-rsid="00089fab"/>
    </style:style>
    <style:style style:name="P27" style:family="paragraph" style:parent-style-name="Standard">
      <style:text-properties officeooo:rsid="0007a604" officeooo:paragraph-rsid="0007a604"/>
    </style:style>
    <style:style style:name="P28" style:family="paragraph" style:parent-style-name="Standard">
      <style:text-properties officeooo:rsid="000c1f58" officeooo:paragraph-rsid="000c1f58"/>
    </style:style>
    <style:style style:name="P29" style:family="paragraph" style:parent-style-name="Standard">
      <style:text-properties officeooo:rsid="000c1f58" officeooo:paragraph-rsid="000b5726"/>
    </style:style>
    <style:style style:name="P30" style:family="paragraph" style:parent-style-name="Standard">
      <style:text-properties officeooo:rsid="0012f080" officeooo:paragraph-rsid="0009c5a5"/>
    </style:style>
    <style:style style:name="P31" style:family="paragraph" style:parent-style-name="Standard">
      <style:text-properties officeooo:rsid="000b5726" officeooo:paragraph-rsid="0009c5a5"/>
    </style:style>
    <style:style style:name="P32" style:family="paragraph" style:parent-style-name="Standard">
      <style:text-properties officeooo:rsid="000b5726" officeooo:paragraph-rsid="000b5726"/>
    </style:style>
    <style:style style:name="P33" style:family="paragraph" style:parent-style-name="Standard">
      <style:text-properties officeooo:rsid="000d0b95" officeooo:paragraph-rsid="000c1f58"/>
    </style:style>
    <style:style style:name="P34" style:family="paragraph" style:parent-style-name="Standard">
      <style:text-properties officeooo:rsid="000d0b95" officeooo:paragraph-rsid="000e4963"/>
    </style:style>
    <style:style style:name="P35" style:family="paragraph" style:parent-style-name="Standard">
      <style:text-properties officeooo:rsid="000e4963" officeooo:paragraph-rsid="000e4963"/>
    </style:style>
    <style:style style:name="P36" style:family="paragraph" style:parent-style-name="Standard">
      <style:text-properties officeooo:rsid="000eb3a6" officeooo:paragraph-rsid="000e4963"/>
    </style:style>
    <style:style style:name="P37" style:family="paragraph" style:parent-style-name="Standard">
      <style:text-properties officeooo:rsid="000ec375" officeooo:paragraph-rsid="000ec375"/>
    </style:style>
    <style:style style:name="P38" style:family="paragraph" style:parent-style-name="Standard">
      <style:text-properties officeooo:rsid="000ec375" officeooo:paragraph-rsid="000f7a68"/>
    </style:style>
    <style:style style:name="P39" style:family="paragraph" style:parent-style-name="Standard">
      <style:text-properties officeooo:rsid="001100d5" officeooo:paragraph-rsid="000f7a68"/>
    </style:style>
    <style:style style:name="P40" style:family="paragraph" style:parent-style-name="Standard">
      <style:text-properties officeooo:rsid="001100d5" officeooo:paragraph-rsid="001100d5"/>
    </style:style>
    <style:style style:name="P41" style:family="paragraph" style:parent-style-name="Standard">
      <style:text-properties officeooo:rsid="0011580b" officeooo:paragraph-rsid="0011580b"/>
    </style:style>
    <style:style style:name="P42" style:family="paragraph" style:parent-style-name="Standard">
      <style:text-properties officeooo:rsid="0011ecf2" officeooo:paragraph-rsid="001100d5"/>
    </style:style>
    <style:style style:name="P43" style:family="paragraph" style:parent-style-name="Standard">
      <style:text-properties officeooo:rsid="0011ecf2" officeooo:paragraph-rsid="0011ecf2"/>
    </style:style>
    <style:style style:name="P44" style:family="paragraph" style:parent-style-name="Standard">
      <style:text-properties officeooo:rsid="00123c53" officeooo:paragraph-rsid="0011ecf2"/>
    </style:style>
    <style:style style:name="P45" style:family="paragraph" style:parent-style-name="Standard">
      <style:text-properties officeooo:rsid="00123c53" officeooo:paragraph-rsid="001267f4"/>
    </style:style>
    <style:style style:name="P46" style:family="paragraph" style:parent-style-name="Standard">
      <style:text-properties officeooo:rsid="001267f4" officeooo:paragraph-rsid="001267f4"/>
    </style:style>
    <style:style style:name="P47" style:family="paragraph" style:parent-style-name="Standard">
      <style:text-properties officeooo:rsid="00149b67" officeooo:paragraph-rsid="001267f4"/>
    </style:style>
    <style:style style:name="P48" style:family="paragraph" style:parent-style-name="Standard">
      <style:text-properties officeooo:rsid="00149b67" officeooo:paragraph-rsid="00149b67"/>
    </style:style>
    <style:style style:name="P49" style:family="paragraph" style:parent-style-name="Standard">
      <style:text-properties officeooo:rsid="0016122a" officeooo:paragraph-rsid="0016122a"/>
    </style:style>
    <style:style style:name="P50" style:family="paragraph" style:parent-style-name="Standard">
      <style:text-properties officeooo:rsid="0016e2b7" officeooo:paragraph-rsid="0016e2b7"/>
    </style:style>
    <style:style style:name="P51" style:family="paragraph" style:parent-style-name="Standard">
      <style:text-properties officeooo:rsid="0017f093" officeooo:paragraph-rsid="0017f093"/>
    </style:style>
    <style:style style:name="T1" style:family="text">
      <style:text-properties officeooo:rsid="0001fc36"/>
    </style:style>
    <style:style style:name="T2" style:family="text">
      <style:text-properties officeooo:rsid="0003f552"/>
    </style:style>
    <style:style style:name="T3" style:family="text">
      <style:text-properties officeooo:rsid="0004c2e9"/>
    </style:style>
    <style:style style:name="T4" style:family="text">
      <style:text-properties officeooo:rsid="0006a154"/>
    </style:style>
    <style:style style:name="T5" style:family="text">
      <style:text-properties officeooo:rsid="0007a604"/>
    </style:style>
    <style:style style:name="T6" style:family="text">
      <style:text-properties officeooo:rsid="000879fc"/>
    </style:style>
    <style:style style:name="T7" style:family="text">
      <style:text-properties officeooo:rsid="00089fab"/>
    </style:style>
    <style:style style:name="T8" style:family="text">
      <style:text-properties officeooo:rsid="0009c5a5"/>
    </style:style>
    <style:style style:name="T9" style:family="text">
      <style:text-properties officeooo:rsid="000b5726"/>
    </style:style>
    <style:style style:name="T10" style:family="text">
      <style:text-properties officeooo:rsid="000b828b"/>
    </style:style>
    <style:style style:name="T11" style:family="text">
      <style:text-properties officeooo:rsid="000c1f58"/>
    </style:style>
    <style:style style:name="T12" style:family="text">
      <style:text-properties officeooo:rsid="000d0b95"/>
    </style:style>
    <style:style style:name="T13" style:family="text">
      <style:text-properties officeooo:rsid="000e4963"/>
    </style:style>
    <style:style style:name="T14" style:family="text">
      <style:text-properties officeooo:rsid="000eb3a6"/>
    </style:style>
    <style:style style:name="T15" style:family="text">
      <style:text-properties officeooo:rsid="000ec375"/>
    </style:style>
    <style:style style:name="T16" style:family="text">
      <style:text-properties officeooo:rsid="000f7a68"/>
    </style:style>
    <style:style style:name="T17" style:family="text">
      <style:text-properties officeooo:rsid="001100d5"/>
    </style:style>
    <style:style style:name="T18" style:family="text">
      <style:text-properties officeooo:rsid="0011580b"/>
    </style:style>
    <style:style style:name="T19" style:family="text">
      <style:text-properties officeooo:rsid="0011ecf2"/>
    </style:style>
    <style:style style:name="T20" style:family="text">
      <style:text-properties style:text-underline-style="solid" style:text-underline-width="auto" style:text-underline-color="font-color" officeooo:rsid="0011ecf2"/>
    </style:style>
    <style:style style:name="T21" style:family="text">
      <style:text-properties officeooo:rsid="00123c53"/>
    </style:style>
    <style:style style:name="T22" style:family="text">
      <style:text-properties officeooo:rsid="001267f4"/>
    </style:style>
    <style:style style:name="T23" style:family="text">
      <style:text-properties officeooo:rsid="0012f080"/>
    </style:style>
    <style:style style:name="T24" style:family="text">
      <style:text-properties officeooo:rsid="00149b67"/>
    </style:style>
    <style:style style:name="T25" style:family="text">
      <style:text-properties officeooo:rsid="0016122a"/>
    </style:style>
    <style:style style:name="T26" style:family="text">
      <style:text-properties officeooo:rsid="0016e2b7"/>
    </style:style>
    <style:style style:name="T27" style:family="text">
      <style:text-properties officeooo:rsid="0017f093"/>
    </style:style>
    <style:style style:name="T28" style:family="text">
      <style:text-properties officeooo:rsid="00180b48"/>
    </style:style>
    <style:style style:name="T29" style:family="text">
      <style:text-properties officeooo:rsid="00183fd2"/>
    </style:style>
    <style:style style:name="T30" style:family="text">
      <style:text-properties officeooo:rsid="00189004"/>
    </style:style>
    <style:style style:name="T31" style:family="text">
      <style:text-properties officeooo:rsid="00198a2e"/>
    </style:style>
    <style:style style:name="T32" style:family="text">
      <style:text-properties officeooo:rsid="0019bba5"/>
    </style:style>
    <style:style style:name="T33" style:family="text">
      <style:text-properties officeooo:rsid="001aa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main video paused showing car at night. <text:s/></text:span><text:span text:style-name="T4">Narrator box, approx 60x60, at t</text:span><text:span text:style-name="T3">op right corner of video, narrator...</text:span></text:p>
      <text:p text:style-name="P20"/>
      <text:p text:style-name="P1"><text:span text:style-name="T1">N:<text:tab/>Hi. <text:s/>My name is Kevin. <text:s/>I put this presentation </text:span><text:span text:style-name="T16">together</text:span><text:span text:style-name="T1"> hoping that it would be seen by people in Post Falls, Idaho. <text:s/>I believe that what you are about to see are the symptoms of a deep seated problem within the Post Falls police department. <text:s/></text:span><text:span text:style-name="T23">I see it as a </text:span><text:span text:style-name="T2">problem that </text:span><text:span text:style-name="T1">brings that department closer to the nature of a criminal organization than to a legitimate office of City government. <text:s/>That is a pretty heavy allegation. <text:s/>So I am asking you to be the judge. <text:s/></text:span></text:p>
      <text:p text:style-name="P20"/>
      <text:p text:style-name="P2"><text:span text:style-name="T2">N:<text:tab/>What you are about to see is a police action conducted against me in October of last year. <text:s/>This was a time when I had transferred suddenly down from Juneau, Alaska to be close to a family member who was having some trouble. <text:s/>My transfer </text:span><text:span text:style-name="T4">was </text:span><text:span text:style-name="T2">sudden </text:span><text:span text:style-name="T4">in</text:span><text:span text:style-name="T2"> that I was only able to line-up work and transportation for myself in advance. <text:s/>So I worked each day in Spokane and slept each night in my car until I found a place </text:span><text:span text:style-name="T16">to live</text:span><text:span text:style-name="T2">.</text:span></text:p>
      <text:p text:style-name="P21"/>
      <text:p text:style-name="P2"><text:span text:style-name="T2">N:<text:tab/>I grew up in Coeur d' Alene, Idaho. <text:s/>But I left the area not long after graduating high-school. <text:s text:c="2"/>In the past 30 years, I have lived and worked in a number of cities and towns in the United States, </text:span><text:span text:style-name="T3">and in the course of my dealings, I have met and dealt with police officers in various ways. <text:s/>And I know that many officers bring honor to themselves and the</text:span><text:span text:style-name="T8"> </text:span><text:span text:style-name="T10">badge</text:span><text:span text:style-name="T3"> with their courage and </text:span><text:span text:style-name="T4">character. <text:s/>I think i</text:span><text:span text:style-name="T3">t is a hard job to do right. <text:s/>And </text:span><text:span text:style-name="T4">so </text:span><text:span text:style-name="T3">I think the people who faithfully discharge the duties of a police officer deserve respect.</text:span></text:p>
      <text:p text:style-name="P22"/>
      <text:p text:style-name="P3"><text:span text:style-name="T3">N:<text:tab/>So with that in mind, before I show you the bad cops, let me quickly show you what </text:span><text:span text:style-name="T28">I think a</text:span><text:span text:style-name="T3"> good cop </text:span><text:span text:style-name="T16">looks</text:span><text:span text:style-name="T3"> like.</text:span></text:p>
      <text:p text:style-name="P23"/>
      <text:p text:style-name="P4"><text:span text:style-name="T3">:</text:span><text:span text:style-name="T4">Narrator box expands to 90x90 and moves to </text:span><text:span text:style-name="T10">left</text:span><text:span text:style-name="T4"> corner </text:span><text:span text:style-name="T10">just above video</text:span><text:span text:style-name="T4">. <text:s/>Good cop video loads and pauses at start, narrator...</text:span></text:p>
      <text:p text:style-name="P24"/>
      <text:p text:style-name="P5"><text:span text:style-name="T4">N:<text:tab/>As near as I can tell, </text:span><text:span text:style-name="T5">this video was shot in Klamath Falls, Oregon </text:span><text:span text:style-name="T4">about one month after the Aurora Colorado massacre. <text:s/></text:span><text:span text:style-name="T16">Remember? <text:s/>S</text:span><text:span text:style-name="T4">ome nut dressed as Rambo walked into a Movie Theater and started shooting people with a</text:span><text:span text:style-name="T5">n assault</text:span><text:span text:style-name="T4"> Rifle. <text:s text:c="2"/></text:span><text:span text:style-name="T7">So h</text:span><text:span text:style-name="T5">ere you have two kids in Klamath Falls who on this day decided they would brandish their right to openly carry their assault-looking firearms through town. <text:s/></text:span><text:span text:style-name="T7">T</text:span><text:span text:style-name="T5">hey obviously were expecting a confrontation. <text:s/></text:span><text:span text:style-name="T7">And s</text:span><text:span text:style-name="T5">ure enough, someone complained to the police and the</text:span><text:span text:style-name="T7">y show up.</text:span></text:p>
      <text:p text:style-name="P25"/>
      <text:p text:style-name="P25">: play video</text:p>
      <text:p text:style-name="P27"/>
      <text:p text:style-name="P28">(with typewritier animation banners)</text:p>
      <text:p text:style-name="P5"><text:span text:style-name="T5">N: <text:tab/></text:span><text:span text:style-name="T23">I see t</text:span><text:span text:style-name="T5">his a</text:span><text:span text:style-name="T7">n </text:span><text:span text:style-name="T5">example of </text:span><text:span text:style-name="T7">good cop </text:span><text:span text:style-name="T5">for a number of reasons. <text:s/></text:span><text:span text:style-name="T7">Let me </text:span><text:span text:style-name="T10">just</text:span><text:span text:style-name="T7"> mention a few:</text:span></text:p>
      <text:p text:style-name="P6"><text:span text:style-name="T7">First, </text:span><text:span text:style-name="T6">The officer </text:span><text:span text:style-name="T7">really </text:span><text:span text:style-name="T6">understands the law and that it applies to everyone at the scene, including himself. <text:s/></text:span><text:span text:style-name="T16">He's not above it.</text:span><text:span text:style-name="T6"> <text:s/></text:span><text:span text:style-name="T7">Second, </text:span><text:span text:style-name="T6">The officer keeps the peace. <text:s/></text:span><text:span text:style-name="T23">He is approaching two armed men in the wake of a national shooting tragedy, <text:s/>but f</text:span><text:span text:style-name="T7">rom the start, h</text:span><text:span text:style-name="T6">is words, </text:span><text:span text:style-name="T16">his </text:span><text:span text:style-name="T6">tone, </text:span><text:span text:style-name="T16">his </text:span><text:span text:style-name="T6">posture display no un</text:span><text:span text:style-name="T8">called-for </text:span><text:span text:style-name="T6">threat or hostility. <text:s/></text:span><text:span text:style-name="T7">They </text:span><text:span text:style-name="T8">just </text:span><text:span text:style-name="T7">show </text:span><text:span text:style-name="T8">firmness, </text:span><text:span text:style-name="T6">preparedness, <text:s/>and a sense of duty. <text:s/></text:span><text:span text:style-name="T7">That's it.</text:span><text:span text:style-name="T6"> <text:s/></text:span><text:span text:style-name="T7">Third, the officer conducts himself with integrity. <text:s/>You don't see him trying to manipulate the situation to his advantage </text:span><text:span text:style-name="T23">or </text:span><text:span text:style-name="T7">abusing the power of his position. <text:s/></text:span><text:span text:style-name="T16">You don't see him </text:span><text:span text:style-name="T10">lying, </text:span><text:span text:style-name="T8">or reaching </text:span><text:span text:style-name="T16">for</text:span><text:span text:style-name="T8"> some obscure twist of the law </text:span><text:span text:style-name="T16">to provide</text:span><text:span text:style-name="T8"> empowerment.</text:span><text:span text:style-name="T7"> <text:s text:c="2"/>He is just honest and direct. <text:s text:c="2"/></text:span><text:span text:style-name="T8">Fourth</text:span><text:span text:style-name="T7">, t</text:span><text:span text:style-name="T6">he officer keeps his personal feelings out of it. <text:s/>It would be easy to </text:span><text:span text:style-name="T7">show annoyance</text:span><text:span text:style-name="T6"> with what those kids were doing and the</text:span><text:span text:style-name="T7">ir kinda snarky talk</text:span><text:span text:style-name="T6">, but the officer </text:span><text:span text:style-name="T7">is a professional acting in the role of a public official. <text:s text:c="2"/>And he is faithful to that duty at all times. <text:s/></text:span></text:p>
      <text:p text:style-name="P26"><text:soft-page-break/></text:p>
      <text:p text:style-name="P7"><text:span text:style-name="T8">This is the kind of man you want working in your community. <text:s/></text:span><text:span text:style-name="T16">Because t</text:span><text:span text:style-name="T8">he </text:span><text:span text:style-name="T11">way he discharges the duties of his office </text:span><text:span text:style-name="T8">engenders respect </text:span><text:span text:style-name="T11">in others</text:span><text:span text:style-name="T8"> for the law and the police. <text:s/></text:span><text:span text:style-name="T9">And respect for the law and the police motivates <text:s/>a more peaceful and law-abiding community. <text:s/></text:span><text:span text:style-name="T30">He is part of the solution. <text:s/></text:span></text:p>
      <text:p text:style-name="P30"/>
      <text:p text:style-name="P31"/>
      <text:p text:style-name="P32">Now I want to show you how they roll in Post Falls.</text:p>
      <text:p text:style-name="P32"/>
      <text:p text:style-name="P32"/>
      <text:p text:style-name="P8"><text:span text:style-name="T9">:</text:span><text:span text:style-name="T11">main video loads and goes to car in parking lot. <text:s/>Narrator re-apprears in top left corner of main video</text:span></text:p>
      <text:p text:style-name="P29"/>
      <text:p text:style-name="P9"><text:span text:style-name="T11">N:<text:tab/>(arrows pointing) This is the Post Falls Walmart parking lot. <text:s/>I am asleep, crunched up under a sleeping bag in the back of </text:span><text:span text:style-name="T30">the</text:span><text:span text:style-name="T13"> </text:span><text:span text:style-name="T11">car </text:span><text:span text:style-name="T30">you see</text:span><text:span text:style-name="T11">. <text:s/>About 30 yards in front of me is the side of the Walmart. <text:s/>About 20 paces to the right are 2 or three semi trucks who are also overnighting. <text:s/></text:span><text:span text:style-name="T13">And a</text:span><text:span text:style-name="T11">bout 75 yards into the background are a number of RVs. <text:s/></text:span><text:span text:style-name="T12">In case you didn't know, Walmart is widely known to allow people to over-night in their store parking lots if the</text:span><text:span text:style-name="T16">re is no </text:span><text:span text:style-name="T12">trouble. <text:s/>Even the police, in this case, are </text:span><text:span text:style-name="T28">admit to</text:span><text:span text:style-name="T12"> this fact.</text:span></text:p>
      <text:p text:style-name="P33"/>
      <text:p text:style-name="P10"><text:span text:style-name="T12">N: (with animated banners) <text:s/>The officers you are about to watch have been patrolling the parking lot. <text:s/></text:span><text:span text:style-name="T13">And </text:span><text:span text:style-name="T12">When they pull up to my car, they are not responding to any call or complaint. <text:s/></text:span><text:span text:style-name="T28">They are just patrolling.</text:span><text:span text:style-name="T12"> <text:s text:c="2"/></text:span><text:span text:style-name="T30">T</text:span><text:span text:style-name="T13">here </text:span><text:span text:style-name="T16">is no</text:span><text:span text:style-name="T13"> </text:span><text:span text:style-name="T16">fact</text:span><text:span text:style-name="T13"> suggesting a crime is being committed. <text:s/></text:span><text:span text:style-name="T12"><text:s/>They </text:span><text:span text:style-name="T16">have just decided, </text:span><text:span text:style-name="T30">for no particular reason, as you will see,</text:span><text:span text:style-name="T16"> that this is suspicious and </text:span><text:span text:style-name="T28">they are</text:span><text:span text:style-name="T12"> taking it upon themselves to approac</text:span><text:span text:style-name="T30">h</text:span><text:span text:style-name="T12">.</text:span></text:p>
      <text:p text:style-name="P34"/>
      <text:p text:style-name="P10"><text:span text:style-name="T28">Now, </text:span><text:span text:style-name="T14">T</text:span><text:span text:style-name="T13">his same thing happened to me just a few days <text:s/>before </text:span><text:span text:style-name="T14">this day </text:span><text:span text:style-name="T13">when I over-nighted in a Safeway parking lot in Spokane. <text:s/></text:span><text:span text:style-name="T28">Then, t</text:span><text:span text:style-name="T13">he police approached my car, woke me up, asked me what I was doing and wanted to see my I.D. <text:s/>And I do not have a problem with that. <text:s/>You could argue that, being on private property without any </text:span><text:span text:style-name="T14">fact</text:span><text:span text:style-name="T13"> to suggest the commission of a crime, the police have no right to invade a person's privacy, but I would rather cooperate, give them my ID , let them run my name through their database. <text:s/></text:span><text:span text:style-name="T28">Because </text:span><text:span text:style-name="T16">I assume</text:span><text:span text:style-name="T13"> they are acting in good faith to protect the community. <text:s/></text:span><text:span text:style-name="T16">And I suppose that </text:span><text:span text:style-name="T13">the next time they see my car, they likely will leave me in peace knowing that I am no threat. <text:s/></text:span><text:span text:style-name="T16">So my first response </text:span><text:span text:style-name="T23">always is</text:span><text:span text:style-name="T16"> to be polite </text:span><text:span text:style-name="T28">and </text:span><text:span text:style-name="T16">respectful and </text:span><text:span text:style-name="T28">to cooperate</text:span><text:span text:style-name="T16">. <text:s/></text:span><text:span text:style-name="T13"><text:s text:c="2"/></text:span><text:span text:style-name="T12"><text:s text:c="2"/></text:span></text:p>
      <text:p text:style-name="P34"/>
      <text:p text:style-name="P10"><text:span text:style-name="T13">But </text:span><text:span text:style-name="T16">you will see </text:span><text:span text:style-name="T13">these </text:span><text:span text:style-name="T16">police </text:span><text:span text:style-name="T13">officers use very different tactics. <text:s/>Watch what follows:</text:span></text:p>
      <text:p text:style-name="P35"/>
      <text:p text:style-name="P35"/>
      <text:p text:style-name="P10"><text:span text:style-name="T13">:</text:span><text:span text:style-name="T14">roll video</text:span></text:p>
      <text:p text:style-name="P36"/>
      <text:p text:style-name="P36">:stop after “I have to log everyone I talk to” narrator re-appears in top left corner.</text:p>
      <text:p text:style-name="P36"/>
      <text:p text:style-name="P36"/>
      <text:p text:style-name="P11"><text:span text:style-name="T16">OK, </text:span><text:span text:style-name="T15">Officer Harris just lied to me. <text:s/>And I recognize that immediately. <text:s/>What he is attempting to do is to conduct a questionably legal search under false pretenses. <text:s/></text:span><text:span text:style-name="T32">He does not get my consent to run my record, as I would have given. <text:s/>Instead, he lies about why he needs my ID. <text:s/>He </text:span><text:span text:style-name="T15">Indicat</text:span><text:span text:style-name="T32">es </text:span><text:span text:style-name="T15">a purely administrative need, but his true intention, demonstrated by what he does immediately after I give it to him is to radio my information into his dispatch to run a background check. <text:s text:c="2"/></text:span><text:span text:style-name="T16">And I knew he was going to do this, but a</text:span><text:span text:style-name="T15">s I said before, I have not problem with letting </text:span><text:span text:style-name="T28">him</text:span><text:span text:style-name="T15"> run a background check. <text:s/></text:span><text:span text:style-name="T16">However, </text:span><text:span text:style-name="T15">when a police officer lies to me in order to obtain my information, I see a problem </text:span><text:span text:style-name="T16">coming. <text:s/></text:span><text:span text:style-name="T15"><text:s text:c="2"/></text:span></text:p>
      <text:p text:style-name="P37"/>
      <text:p text:style-name="P12"><text:soft-page-break/><text:span text:style-name="T15">So I give him my ID, but I also show him a</text:span><text:span text:style-name="T16">n old Washington State </text:span><text:span text:style-name="T15">bar card I still have in my wallet. <text:s/></text:span><text:span text:style-name="T15">Now, I have been working in Alaska for a few years, and I </text:span><text:span text:style-name="T16">haven't </text:span><text:span text:style-name="T15">practiced law </text:span><text:span text:style-name="T16">in Washington </text:span><text:span text:style-name="T15">or paid </text:span><text:span text:style-name="T15">dues to the Washington State Bar for </text:span><text:span text:style-name="T16">some time</text:span><text:span text:style-name="T15">, but I am probably still on their records as once having been there. <text:s/>Anyway, the point of showing the bar card is to say: <text:s/>Look, I understand something about what is going on here, and I would appreciate it if we just went by the book. <text:s/>I really wasn't expecting </text:span></text:p>
      <text:p text:style-name="P38">what happened next. <text:s/>Watch.</text:p>
      <text:p text:style-name="P38"/>
      <text:p text:style-name="P12"><text:span text:style-name="T15">:</text:span><text:span text:style-name="T17">video stops at “if you want to get stupid...”</text:span></text:p>
      <text:p text:style-name="P39"/>
      <text:p text:style-name="P13"><text:span text:style-name="T17">N: <text:tab/>Whoa, A completely uncalled-for threat to do violence. <text:s/>One of several this officer is now going to make. <text:s text:c="2"/>Now will you see this guy go from 0 to </text:span><text:span text:style-name="T32">raging</text:span><text:span text:style-name="T17"> with not a word of provocation from me. <text:s text:c="3"/>I just sit silently. <text:s/></text:span><text:span text:style-name="T28">And t</text:span><text:span text:style-name="T17">here are just simple economics at work here, I have to report back to work in a few hours, and I cannot afford to be arrested. <text:s text:c="3"/></text:span></text:p>
      <text:p text:style-name="P40"/>
      <text:p text:style-name="P40">But his guy is now going to try to manufacture a <text:span text:style-name="T32">situation</text:span> out of what could have been a simple and low-keyed exchange. <text:s/>Every time I watch this, it gives me a chill to think this guy is patrolling the streets and that his supervisors, who I spoke to right after this exchange, see nothing wrong with his behavior. <text:s/><text:span text:style-name="T30">For my sake, the only other time I have witnessed such an intense and aggressive overreaction to the situation is when the person was </text:span><text:span text:style-name="T32">taking</text:span><text:span text:style-name="T30"> steroids. <text:s/></text:span><text:s/></text:p>
      <text:p text:style-name="P40"/>
      <text:p text:style-name="P41">:video starts, roll to I get out of the car.</text:p>
      <text:p text:style-name="P41"/>
      <text:p text:style-name="P14"><text:span text:style-name="T18">There are a couple of things I want to point out here. <text:s/>The first is that this officer is interrogating me under a threat of violence. <text:s/>The law does not require me to answer his questions, but I risk physical harm </text:span><text:span text:style-name="T32">and certain incarceration</text:span><text:span text:style-name="T18"> if I do not. <text:s/>The second is, he has now escalated the situation to the point where I am been physically detained by him. <text:s/>But he has no cause to do this. <text:s/>He is in a hostile and emotional state, which he describes as “being suspicious” and </text:span><text:span text:style-name="T30">blames me for that. <text:s/>Then he </text:span><text:span text:style-name="T18">uses </text:span><text:span text:style-name="T30">his</text:span><text:span text:style-name="T18"> emotional state to justify formally detaining me </text:span><text:span text:style-name="T28">which <text:s/>takes</text:span><text:span text:style-name="T18"> away my rights. <text:s text:c="3"/>And I hope it is pretty obvious, here, that this is no longer about any duty this officer has to uphold the law, this is </text:span><text:span text:style-name="T30">becoming</text:span><text:span text:style-name="T18"> about domination and intimidation. <text:s/>It is about </text:span><text:span text:style-name="T30">trying to find a reason to take me down and </text:span><text:span text:style-name="T18">show me who the boss is. <text:s/></text:span></text:p>
      <text:p text:style-name="P40"/>
      <text:p text:style-name="P40"/>
      <text:p text:style-name="P13"><text:span text:style-name="T17">:</text:span><text:span text:style-name="T19">vidoe starts rol to overnight camping.</text:span></text:p>
      <text:p text:style-name="P42"/>
      <text:p text:style-name="P15"><text:span text:style-name="T19">For all the police misconduct </text:span><text:span text:style-name="T21">you are seeing</text:span><text:span text:style-name="T19">, </text:span><text:span text:style-name="T21">I believe </text:span><text:span text:style-name="T19">th</text:span><text:span text:style-name="T22">at what you just saw</text:span><text:span text:style-name="T19"> is the most dishonrable. <text:s/></text:span><text:span text:style-name="T21">This officer </text:span><text:span text:style-name="T22">repeatedly </text:span><text:span text:style-name="T21">will use the threat of arrest</text:span><text:span text:style-name="T22">ing me</text:span><text:span text:style-name="T21"> for over night camping </text:span><text:span text:style-name="T28">to justify his authority over me</text:span><text:span text:style-name="T21">, and it never made sense to me when I heard it <text:s/></text:span><text:span text:style-name="T22">But n</text:span><text:span text:style-name="T21">o</text:span><text:span text:style-name="T22">t</text:span><text:span text:style-name="T19"> having the law in front of me I didn't want to take a chance. <text:s/></text:span><text:span text:style-name="T28">But</text:span><text:span text:style-name="T22"> </text:span><text:span text:style-name="T19"><text:s/>think about it: <text:s/>I am on private property, </text:span><text:span text:style-name="T23">and the owner has consented.</text:span><text:span text:style-name="T19"> <text:s/>I am surrounded by people who are essentially doing the same thing I am. <text:s/>No overnight camping in post falls, if the law is the way he claims it to be, then not only can he arrest everyone there, he could go into your backyard and arrest your kids sleeping in <text:s/>tent or under the stars. <text:s/>When I later asked the watch commander, Sgt. Leanord, about this, he too said that such a law exist</text:span><text:span text:style-name="T21">ed</text:span><text:span text:style-name="T19">. <text:s/>So the next day I looked it up. <text:s/>Here it is:</text:span></text:p>
      <text:p text:style-name="P43"/>
      <text:p text:style-name="P43">Post Fall Municipal Code: <text:s/>12.48.10:</text:p>
      <text:p text:style-name="P43"/>
      <text:p text:style-name="P15"><text:span text:style-name="T19">I is unlawful for any person to park a motor vehicle...for camping purposes, sleeping, or preparing meals, </text:span><text:span text:style-name="T20">in any public park owned or operated by the city</text:span><text:span text:style-name="T19">...</text:span></text:p>
      <text:p text:style-name="P43"><text:soft-page-break/></text:p>
      <text:p text:style-name="P15"><text:span text:style-name="T19">Of course, the city can make a law saying what people can or can't do on city property. <text:s/>But </text:span><text:span text:style-name="T28">never </text:span><text:span text:style-name="T28">could </text:span><text:span text:style-name="T30">anyone </text:span><text:span text:style-name="T28">think to apply </text:span><text:span text:style-name="T22">such a </text:span><text:span text:style-name="T21">law </text:span><text:span text:style-name="T28">t</text:span><text:span text:style-name="T21">o people on private property, particularly when it is zoned, as in this case, to specifically permit such us</text:span><text:span text:style-name="T28">e.</text:span></text:p>
      <text:p text:style-name="P44"/>
      <text:p text:style-name="P16"><text:span text:style-name="T21">To me, this </text:span><text:span text:style-name="T28">is a wholesale </text:span><text:span text:style-name="T22">attempt to twist the law in order to justify </text:span><text:span text:style-name="T23">and give some kind of legitimacy to </text:span><text:span text:style-name="T22">what has </text:span><text:span text:style-name="T23">really </text:span><text:span text:style-name="T22">become just a gross abuse of police power </text:span><text:span text:style-name="T21"><text:s/>demonstrates a cynical contempt for law, the idea of law, </text:span><text:span text:style-name="T22">and </text:span><text:span text:style-name="T21">the purpose of <text:s/>law. <text:s/></text:span><text:span text:style-name="T22">A</text:span><text:span text:style-name="T21">nd it is coming from someone who is supposed to be upholding the law. <text:s/></text:span><text:span text:style-name="T23">And I'll just say: t</text:span><text:span text:style-name="T21">he only kind of people I know to have this </text:span><text:span text:style-name="T23">kind of </text:span><text:span text:style-name="T21">attitude </text:span><text:span text:style-name="T23">about the law </text:span><text:span text:style-name="T21">are criminals. <text:s/></text:span><text:span text:style-name="T23">C</text:span><text:span text:style-name="T21">ontempt and disregard for the law </text:span><text:span text:style-name="T23">are</text:span><text:span text:style-name="T21"> the hallmark</text:span><text:span text:style-name="T23">s</text:span><text:span text:style-name="T21"> of a criminal </text:span><text:span text:style-name="T23">mind</text:span><text:span text:style-name="T21">. <text:s/></text:span><text:span text:style-name="T23">And t</text:span><text:span text:style-name="T22">he irony is that</text:span><text:span text:style-name="T21"> th</text:span><text:span text:style-name="T23">is is all coming from </text:span><text:span text:style-name="T21">guys </text:span><text:span text:style-name="T23">with </text:span><text:span text:style-name="T21">badges, guns, clubs, and </text:span><text:span text:style-name="T22">the authority to use violence </text:span><text:span text:style-name="T28">with</text:span><text:span text:style-name="T23"> the</text:span><text:span text:style-name="T22"> presumption that </text:span><text:span text:style-name="T23">they are doing some good. <text:s/></text:span></text:p>
      <text:p text:style-name="P46"/>
      <text:p text:style-name="P45"><text:s/></text:p>
      <text:p text:style-name="P45"/>
      <text:p text:style-name="P16"><text:span text:style-name="T21">:</text:span><text:span text:style-name="T24">video continues ...take care, kevin good night.</text:span></text:p>
      <text:p text:style-name="P47"/>
      <text:p text:style-name="P17"><text:span text:style-name="T24">Now, This isn't over, these guys are going to circle back in a few minutes and double-down, but before you see that, there is one thing I ask you to take note of, and</text:span><text:span text:style-name="T25"> a few</text:span><text:span text:style-name="T24"> questions I want to ask.</text:span></text:p>
      <text:p text:style-name="P48"/>
      <text:p text:style-name="P48">First, note that Officer Harris ran my record and got word back from dispatch that it was clean. <text:s/>But notice that he hung onto my ID until I finally requested it, this while Sanchez went to work on me. <text:s/>For this and other things that you are about to see, it seems to me that harris is not jusst some unwitting obsever in this whole affair. <text:s/>He has a part in it.</text:p>
      <text:p text:style-name="P48"/>
      <text:p text:style-name="P17"><text:span text:style-name="T24">My first question is, if you were to reverse everything thing you have just seen so that I was the one carrying on like officer Sanchez, </text:span><text:span text:style-name="T25">you know, elevated voice, making threats...</text:span><text:span text:style-name="T29">What do you think would have happened to me?</text:span><text:span text:style-name="T24"> <text:s/></text:span></text:p>
      <text:p text:style-name="P48"/>
      <text:p text:style-name="P49">Next, <text:s/>you have probably heard that Disturbing the peace is a crime. <text:s/>Disturbing the peace is generally defined as the unsettling of proper order through ones actions which can include creating loud noise by fighting or challenging to fight. <text:s/>Did officer Sanchez disturb the peace?</text:p>
      <text:p text:style-name="P49"/>
      <text:p text:style-name="P49">Lastly, the common law defines assault as intentionially causing the reasonable apprehension of an immediate <text:s/>harmful or offensive contact. <text:s/>Did officer Sanchez commit an assault?</text:p>
      <text:p text:style-name="P49"/>
      <text:p text:style-name="P49">Now comes the finale:</text:p>
      <text:p text:style-name="P49"/>
      <text:p text:style-name="P49">:roll to end.</text:p>
      <text:p text:style-name="P49"/>
      <text:p text:style-name="P50">Final:</text:p>
      <text:p text:style-name="P50"/>
      <text:p text:style-name="P18"><text:span text:style-name="T26">So the officers go into Walmart and tell the manager they want to get rid of someone in the parking lot. <text:s/>And the manager does what any manager would do. <text:s/>Hey, if the police don't like him, that is good enough for me. <text:s/>So Now they come back with actual authority to do something. <text:s/>And this is a kind of tacit admission that, despite what they said before, they knew they didn't have any good reason when they rousted me and threatened me with encarceration. <text:s/>But now, if I fail to immediately obey their command to leave, they can arrest me. <text:s/>And I know this, so I do what I am told. <text:s/>But the whole thing has just gone off the deep end, as far as I am concerned. <text:s/>There was never a crime, and there was </text:span><text:soft-page-break/><text:span text:style-name="T26">nothing to suggest a crime, and they ran my record </text:span><text:span text:style-name="T29">and found that I wasn't a criminal, </text:span><text:span text:style-name="T31">They went to work on me, trying to intimidate and maybe provoke me into something, </text:span><text:span text:style-name="T26"><text:s/>and now we have a last ditch </text:span><text:span text:style-name="T26">effort to </text:span><text:span text:style-name="T29">get</text:span><text:span text:style-name="T26"> </text:span><text:span text:style-name="T31">at </text:span><text:span text:style-name="T26">me. <text:s/>But as I see it, this long ago ceased to have anything to do with the</text:span><text:span text:style-name="T29">ir</text:span><text:span text:style-name="T26"> duties of the police. <text:s/>This was about domination and intimidation under the color of authority. <text:s/>And </text:span><text:span text:style-name="T29">people of post falls, these are the people </text:span><text:span text:style-name="T31">to whom </text:span><text:span text:style-name="T29">who you have given authority to </text:span><text:span text:style-name="T31">use force against you.</text:span></text:p>
      <text:p text:style-name="P50"/>
      <text:p text:style-name="P51">Final Summation:</text:p>
      <text:p text:style-name="P51"/>
      <text:p text:style-name="P51">In my opinion, these officers have not been properly vetted, trained or supervised. <text:s/>And after speaking with their supervisor, it seems to me that what I witnessed that night in the Walmart parking lot is status quo for the post falls police. <text:s/></text:p>
      <text:p text:style-name="P51"/>
      <text:p text:style-name="P19"><text:span text:style-name="T27">What I am suggesting is these kind of </text:span><text:span text:style-name="T29">police </text:span><text:span text:style-name="T27">tactics are </text:span><text:span text:style-name="T33">not just disgraceful. <text:s/>They are harmful</text:span><text:span text:style-name="T27"> to the post falls community. <text:s/>They are harmful because </text:span><text:span text:style-name="T33">as the officers </text:span><text:span text:style-name="T27">display contempt and disregard for the law </text:span><text:span text:style-name="T33">and their own duties, </text:span><text:span text:style-name="T29">th</text:span><text:span text:style-name="T33">ey</text:span><text:span text:style-name="T29"> </text:span><text:span text:style-name="T27">encourage</text:span><text:span text:style-name="T29">s</text:span><text:span text:style-name="T27"> those targeted by </text:span><text:span text:style-name="T33">them </text:span><text:span text:style-name="T27">to feel contempt and scorn for the law and the police </text:span><text:span text:style-name="T29">as well</text:span><text:span text:style-name="T27">. </text:span><text:span text:style-name="T29">And T</text:span><text:span text:style-name="T27">hese </text:span><text:span text:style-name="T29">are the sort of </text:span><text:span text:style-name="T27">sentiments motivate crime. <text:s/>In other words, the Post Falls police are part of the problem. <text:s/></text:span><text:span text:style-name="T29">Their tactics contribute to crime in </text:span><text:span text:style-name="T33">the post falls </text:span><text:span text:style-name="T29">community. <text:s/>A</text:span><text:span text:style-name="T27">nd the people of post falls pay the price. </text:span></text:p>
      <text:p text:style-name="P51"/>
      <text:p text:style-name="P19"><text:span text:style-name="T27">I don't believe this will ever <text:s/>chanage unless the people of post falls want it to change.</text:span><text:span text:style-name="T25"> <text:s/></text:span><text:span text:style-name="T27">And I wish they would express that fact because people I care about live in post falls and I fear for their safety if they ever fall into the cross-hairs of the post-falls police. <text:s/>So I am asking that you take a minute a write a quick email to either the police chief,. The mayer, or both, you can just click the link at the bottom to do that, and tell them this kind of behavior wont stand. <text:s/>If you disagree with what you saw, please say something, otherwise, god forbid, <text:s/>the next target <text:s/>could be you or someone you love.</text:span></text:p>
      <text:p text:style-name="P51"/>
      <text:p text:style-name="P51">Thanks for watching.</text:p>
      <text:p text:style-name="P49"/>
      <text:p text:style-name="P49"/>
      <text:p text:style-name="P48"><text:s text:c="3"/></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7T13:14:48</meta:creation-date>
    <dc:date>2013-10-07T19:49:42</dc:date>
    <meta:editing-duration>PT5H11M28S</meta:editing-duration>
    <meta:editing-cycles>21</meta:editing-cycles>
    <meta:generator>LibreOffice/4.0.2.2$Linux_X86_64 LibreOffice_project/400m0$Build-2</meta:generator>
    <meta:document-statistic meta:table-count="0" meta:image-count="0" meta:object-count="0" meta:page-count="5" meta:paragraph-count="51" meta:word-count="2752" meta:character-count="14825" meta:non-whitespace-character-count="11932"/>
  </office:meta>
</office:document-meta>
</file>